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567cm"/>
    </style:style>
    <style:style style:name="co2" style:family="table-column">
      <style:table-column-properties fo:break-before="auto" style:column-width="1.489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2" style:family="table-cell" style:parent-style-name="Default">
      <style:table-cell-properties fo:border-bottom="none" fo:border-left="0.06pt solid #000000" fo:border-right="none" fo:border-top="0.06pt solid #000000"/>
    </style:style>
    <style:style style:name="ce1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end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style:text-underline-style="none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  <style:text-properties style:text-underline-style="none"/>
    </style:style>
    <style:style style:name="ce10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end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bottom"/>
      <style:paragraph-properties fo:text-align="end" fo:margin-left="0cm"/>
      <style:text-properties style:text-underline-style="non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end" fo:margin-left="0cm"/>
      <style:text-properties style:text-underline-style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text-underline-style="none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style:text-underline-style="none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/>
    <style:style style:name="ce20" style:family="table-cell" style:parent-style-name="Default" style:data-style-name="N2"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ráctica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Default"/>
        <table:table-row table:style-name="ro1">
          <table:table-cell/>
          <table:table-cell table:style-name="ce8" table:number-columns-repeated="2"/>
          <table:table-cell table:style-name="ce18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ce9"/>
          <table:table-cell table:number-columns-repeated="5"/>
        </table:table-row>
        <table:table-row table:style-name="ro1">
          <table:table-cell table:style-name="ce22" office:value-type="string" calcext:value-type="string">
            <text:p>Práctica 1: Calibración</text:p>
          </table:table-cell>
          <table:table-cell table:style-name="ce32" office:value-type="string" calcext:value-type="string">
            <text:p>No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. Calibración de una cámara <text:s text:c="32"/>(0,4.5)</text:p>
          </table:table-cell>
          <table:table-cell table:style-name="ce10" table:formula="of:=SUM([.B6:.B10])"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jercicio 1. findChessboardCorners <text:s text:c="2"/>(0, 0.5)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jercicio2. DrawChessboardCorners (0, 0.5)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jercicio 3. get_chessboard_points (0, 0.5)</text:p>
          </table:table-cell>
          <table:table-cell table:style-name="ce11" office:value-type="float" office:value="0.5" calcext:value-type="float">
            <text:p>0,5</text:p>
          </table:table-cell>
          <table:table-cell table:style-name="ce8"/>
          <table:table-cell table:style-name="ce18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jercicio 4. Calibrar cámara (0, 1.5)</text:p>
          </table:table-cell>
          <table:table-cell table:style-name="ce11" office:value-type="float" office:value="1.5" calcext:value-type="float">
            <text:p>1,5</text:p>
          </table:table-cell>
          <table:table-cell table:style-name="ce8"/>
          <table:table-cell table:style-name="ce18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Ejercicio 5. </text:span>PlotCamera3D (0, 1.5)</text:p>
          </table:table-cell>
          <table:table-cell table:style-name="ce11" office:value-type="float" office:value="1.5" calcext:value-type="float">
            <text:p>1,5</text:p>
          </table:table-cell>
          <table:table-cell table:style-name="ce8"/>
          <table:table-cell table:style-name="ce18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1.1. Parámetros Intrínsecos <text:s text:c="33"/>(0, 3,5)</text:p>
          </table:table-cell>
          <table:table-cell table:style-name="ce13" table:formula="of:=SUM([.B12:.B15])" office:value-type="float" office:value="3.5" calcext:value-type="float">
            <text:p>3,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jercicio 6. FOV horizontal (0, 0.5)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jercicio 7. FOV subimagen no centrada (0, 1)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21"/>
        </table:table-row>
        <table:table-row table:style-name="ro1">
          <table:table-cell table:style-name="ce6" office:value-type="string" calcext:value-type="string">
            <text:p>Ejercicio 8. Calcular focal en mm (0, 1)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21"/>
        </table:table-row>
        <table:table-row table:style-name="ro1">
          <table:table-cell table:style-name="ce6" office:value-type="string" calcext:value-type="string">
            <text:p>Ejercicio 9. Calcular traslación entre 2 imágenes <text:s/>(0, 1)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21"/>
        </table:table-row>
        <table:table-row table:style-name="ro1">
          <table:table-cell table:style-name="ce1" office:value-type="string" calcext:value-type="string">
            <text:p>2. Calibración con una única imagen <text:s text:c="24"/>(0, 1)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17" table:formula="of:=[.$B$5]+[.$B$11]+[.$B$16]"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table:style-name="ce20"/>
          <table:table-cell table:number-columns-repeated="3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21:43:09.544884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e Francisco Velez Serrano</meta:initial-creator>
    <meta:creation-date>2014-05-27T11:06:33.841427115</meta:creation-date>
    <dc:date>2021-03-14T11:43:19.633914925</dc:date>
    <meta:editing-duration>P2DT6H33M4S</meta:editing-duration>
    <meta:editing-cycles>297</meta:editing-cycles>
    <meta:generator>LibreOffice/6.4.6.2$Linux_X86_64 LibreOffice_project/40$Build-2</meta:generator>
    <meta:document-statistic meta:table-count="1" meta:cell-count="28" meta:object-count="0"/>
  </office:meta>
</office:document-meta>
</file>